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2.291cm" fo:margin-left="-0.053cm" fo:margin-top="0cm" fo:margin-bottom="0cm" table:align="left"/>
    </style:style>
    <style:style style:name="Table1.A" style:family="table-column">
      <style:table-column-properties style:column-width="12.291cm"/>
    </style:style>
    <style:style style:name="Table1.1" style:family="table-row">
      <style:table-row-properties style:min-row-height="3.21cm" fo:keep-together="auto"/>
    </style:style>
    <style:style style:name="Table1.A1" style:family="table-cell">
      <style:table-cell-properties style:vertical-align="" fo:padding-left="0.053cm" fo:padding-right="0.053cm" fo:padding-top="0cm" fo:padding-bottom="0cm" fo:border="none"/>
    </style:style>
    <style:style style:name="Table1.2" style:family="table-row">
      <style:table-row-properties style:min-row-height="3.605cm" fo:keep-together="auto"/>
    </style:style>
    <style:style style:name="Table1.8" style:family="table-row">
      <style:table-row-properties style:min-row-height="4.001cm" fo:keep-together="auto"/>
    </style:style>
    <style:style style:name="Table1.18" style:family="table-row">
      <style:table-row-properties style:min-row-height="6.175cm" fo:keep-together="auto"/>
    </style:style>
    <style:style style:name="Table1.22" style:family="table-row">
      <style:table-row-properties style:min-row-height="3.611cm" fo:keep-together="auto"/>
    </style:style>
    <style:style style:name="Table1.31" style:family="table-row">
      <style:table-row-properties style:min-row-height="4.454cm" fo:keep-together="auto"/>
    </style:style>
    <style:style style:name="Table1.32" style:family="table-row">
      <style:table-row-properties style:min-row-height="3.711cm" fo:keep-together="auto"/>
    </style:style>
    <style:style style:name="Table1.33" style:family="table-row">
      <style:table-row-properties style:min-row-height="3.374cm" fo:keep-together="auto"/>
    </style:style>
    <style:style style:name="Table1.34" style:family="table-row">
      <style:table-row-properties style:min-row-height="4.184cm" fo:keep-together="auto"/>
    </style:style>
    <style:style style:name="Table1.35" style:family="table-row">
      <style:table-row-properties style:min-row-height="5.163cm" fo:keep-together="auto"/>
    </style:style>
    <style:style style:name="P1" style:family="paragraph" style:parent-style-name="Standard">
      <style:text-properties officeooo:paragraph-rsid="00126f35"/>
    </style:style>
    <style:style style:name="P2" style:family="paragraph" style:parent-style-name="Standard">
      <style:paragraph-properties fo:text-align="start" style:justify-single-word="false">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row table:style-name="Table1.1">
          <table:table-cell table:style-name="Table1.A1" office:value-type="string">
            <text:p text:style-name="P2">1. An angle is 55.5°. What is the measure of its supplement?<text:line-break/>\(4.5^\circ\)<text:line-break/>\(34.5^\circ\)<text:line-break/>\(114.5^\circ\)<text:line-break/>*\(124.5^\circ\)<text:line-break/></text:p>
          </table:table-cell>
        </table:table-row>
        <table:table-row table:style-name="Table1.2">
          <table:table-cell table:style-name="Table1.A1" office:value-type="string">
            <text:p text:style-name="P2">2. Given: RS = 5. RT = 16, and ST = 11. Which of these points is between the other two?<text:line-break/>R<text:line-break/>*S<text:line-break/>T <text:line-break/>any point<text:line-break/></text:p>
          </table:table-cell>
        </table:table-row>
        <table:table-row table:style-name="Table1.1">
          <table:table-cell table:style-name="Table1.A1" office:value-type="string">
            <text:p text:style-name="P2">3. What is the altitude of this figure?<text:line-break/>\(\overline{AD}\)<text:line-break/>*\(\overline{BE}\)<text:line-break/>\(\overline{AC}\)<text:line-break/>\(\overline{DF}\)<text:line-break/></text:p>
          </table:table-cell>
        </table:table-row>
        <table:table-row table:style-name="Table1.1">
          <table:table-cell table:style-name="Table1.A1" office:value-type="string">
            <text:p text:style-name="P2">4. Which refers to a pair of noncoplanar lines?<text:line-break/>perpendicular<text:line-break/>coinciding<text:line-break/>parallel<text:line-break/>*skew<text:line-break/></text:p>
          </table:table-cell>
        </table:table-row>
        <table:table-row table:style-name="Table1.1">
          <table:table-cell table:style-name="Table1.A1" office:value-type="string">
            <text:p text:style-name="P2">5. Which of the following is a convex hexagon?<text:line-break/><text:line-break/><text:line-break/>*<text:line-break/><text:line-break/></text:p>
          </table:table-cell>
        </table:table-row>
        <table:table-row table:style-name="Table1.1">
          <table:table-cell table:style-name="Table1.A1" office:value-type="string">
            <text:p text:style-name="P2">6. Which of the following quadrilaterals best describes a square?<text:line-break/>Its diagonals are perpendicular to each other.<text:line-break/>*It is an equiangular rhombus.<text:line-break/>Its diagonals are congruent.<text:line-break/>It has four right angles.<text:line-break/></text:p>
          </table:table-cell>
        </table:table-row>
        <table:table-row table:style-name="Table1.1">
          <table:table-cell table:style-name="Table1.A1" office:value-type="string">
            <text:p text:style-name="P2">7. If lines r and s are parallel, which of the following pairs of angles are congruent?<text:line-break/>\(\angle 1\) and \(\angle 4\)<text:line-break/>*\(\angle 5\) and \(\angle 7\)<text:line-break/>\(\angle 3\) and \(\angle 6\)<text:line-break/>\(\angle 3\) and \(\angle 8\)<text:line-break/></text:p>
          </table:table-cell>
        </table:table-row>
        <text:soft-page-break/>
        <table:table-row table:style-name="Table1.8">
          <table:table-cell table:style-name="Table1.A1" office:value-type="string">
            <text:p text:style-name="P2">8. If lines r and s are parallel and \(m\angle 2 = 42^\circ,\) what is the measure of \(m\angle 6\)?<text:line-break/>*\(42^\circ\)<text:line-break/>\(48^\circ\)<text:line-break/>\(132^\circ\)<text:line-break/>\(138^\circ\)<text:line-break/></text:p>
          </table:table-cell>
        </table:table-row>
        <table:table-row table:style-name="Table1.2">
          <table:table-cell table:style-name="Table1.A1" office:value-type="string">
            <text:p text:style-name="P2">9. Two angles are supplementary. One of the angles is four times larger than the other. What is the measure of the larger angle?<text:line-break/>\(18^\circ\)<text:line-break/>\(36^\circ\)<text:line-break/>\(72^\circ\)<text:line-break/>*\(144^\circ\)<text:line-break/></text:p>
          </table:table-cell>
        </table:table-row>
        <table:table-row table:style-name="Table1.1">
          <table:table-cell table:style-name="Table1.A1" office:value-type="string">
            <text:p text:style-name="P2">10. Find the value of x in the figure given.<text:line-break/>\(20^\circ\)<text:line-break/>*\(25^\circ\)<text:line-break/>\(28^\circ\)<text:line-break/>\(30^\circ\)<text:line-break/></text:p>
          </table:table-cell>
        </table:table-row>
        <table:table-row table:style-name="Table1.1">
          <table:table-cell table:style-name="Table1.A1" office:value-type="string">
            <text:p text:style-name="P2">11. Which of the following statements is TRUE?<text:line-break/>Adjacent angles form a linear pair.<text:line-break/>Supplementary angles form a linear pair.<text:line-break/>*Angles that form a linear pair are supplementary.<text:line-break/>Two angles that form a linear pair are adjacent and complementary.<text:line-break/></text:p>
          </table:table-cell>
        </table:table-row>
        <table:table-row table:style-name="Table1.1">
          <table:table-cell table:style-name="Table1.A1" office:value-type="string">
            <text:p text:style-name="P2">12. If \(ANT\) is an isosceles triangle with right angle at T, then<text:line-break/>\(\overline{AT}\) is the hypotenuse.<text:line-break/>*\(m \angle ANT = 45^\circ.\)<text:line-break/>\(AT = AN.\)<text:line-break/>\(AT = \frac{1}{2}AN.\)<text:line-break/></text:p>
          </table:table-cell>
        </table:table-row>
        <table:table-row table:style-name="Table1.1">
          <table:table-cell table:style-name="Table1.A1" office:value-type="string">
            <text:p text:style-name="P2">13. What is the sum of the measures of the interior angles of a regular octagon?<text:line-break/>\(1,\!260^\circ\)<text:line-break/>*\(1,\!080^\circ\)<text:line-break/>\(145^\circ\)<text:line-break/>\(135^\circ\)<text:line-break/></text:p>
          </table:table-cell>
        </table:table-row>
        <table:table-row table:style-name="Table1.2">
          <table:table-cell table:style-name="Table1.A1" office:value-type="string">
            <text:p text:style-name="P2">14. Marco has two sticks of lengths 9 cm and 12 cm. He needs a third stick to form a right triangle. What could be the length of the third stick?<text:line-break/>12 cm<text:line-break/>13 cm<text:line-break/>14 cm<text:line-break/><text:soft-page-break/>*15 cm<text:line-break/></text:p>
          </table:table-cell>
        </table:table-row>
        <table:table-row table:style-name="Table1.2">
          <table:table-cell table:style-name="Table1.A1" office:value-type="string">
            <text:p text:style-name="P2">15. A man jogs around a circular path whose diameter is 50 m. About how many times will he have to go around the circular path to jog a distance of 1 1/2 km?<text:line-break/>5 times<text:line-break/>*10 times<text:line-break/>12 times<text:line-break/>15 times<text:line-break/></text:p>
          </table:table-cell>
        </table:table-row>
        <table:table-row table:style-name="Table1.1">
          <table:table-cell table:style-name="Table1.A1" office:value-type="string">
            <text:p text:style-name="P2">16. The volume of a cube is \(1000\ \rm cm^3.\) <text:s/>What is its surface area?<text:line-break/>\( 10\ \rm cm^2\)<text:line-break/>\( 100\ \rm cm^2\)<text:line-break/>*\( 600\ \rm cm^2\)<text:line-break/>\( 625\ \rm cm^2\)<text:line-break/></text:p>
          </table:table-cell>
        </table:table-row>
        <table:table-row table:style-name="Table1.8">
          <table:table-cell table:style-name="Table1.A1" office:value-type="string">
            <text:p text:style-name="P2">17. The area of the Great Circle of a sphere is \(314\ \rm cm^2.\) Find the volume of the sphere.<text:line-break/>*\(4,186.7\ \rm cm^3\)<text:line-break/>\(5,116\ \rm cm^3\)<text:line-break/>\(5,865.5\ \rm cm^3\)<text:line-break/>\(6,212.3\ \rm cm^3\)<text:line-break/></text:p>
          </table:table-cell>
        </table:table-row>
        <table:table-row table:style-name="Table1.18">
          <table:table-cell table:style-name="Table1.A1" office:value-type="string">
            <text:p text:style-name="P2">18. The figure below shows a spinner with 12 sectors. When someone spins the arrow, it is equally likely to stop on any sector. <text:s/>1/2 of the sectors are blue, 1/12 are green, 1/4 are orange, and 1/6 are red. <text:s/>If a person spins the arrow, on which color sector does the spinner have the least probability to stop?<text:line-break/>blue<text:line-break/>*green<text:line-break/>orange<text:line-break/>red<text:line-break/></text:p>
          </table:table-cell>
        </table:table-row>
        <table:table-row table:style-name="Table1.1">
          <table:table-cell table:style-name="Table1.A1" office:value-type="string">
            <text:p text:style-name="P2">19. What is the probability of getting a prime number when a die is tossed?<text:line-break/>1/6<text:line-break/>1/4<text:line-break/>1/3<text:line-break/>*1/2<text:line-break/></text:p>
          </table:table-cell>
        </table:table-row>
        <table:table-row table:style-name="Table1.2">
          <table:table-cell table:style-name="Table1.A1" office:value-type="string">
            <text:p text:style-name="P2">20. In a candy jar, there are 15 lemons, 12 chocolates and 3 mints. If a candy is picked at random, what is the probability of getting a chocolate?<text:line-break/>1/2<text:line-break/><text:soft-page-break/>*2/5<text:line-break/>3/8<text:line-break/>1/4<text:line-break/></text:p>
          </table:table-cell>
        </table:table-row>
        <table:table-row table:style-name="Table1.1">
          <table:table-cell table:style-name="Table1.A1" office:value-type="string">
            <text:p text:style-name="P2">21. When you flip a coin thrice, what is the probability of getting at least 2 heads?<text:line-break/>3/4<text:line-break/>*1/2<text:line-break/>3/8<text:line-break/>1/4<text:line-break/></text:p>
          </table:table-cell>
        </table:table-row>
        <table:table-row table:style-name="Table1.22">
          <table:table-cell table:style-name="Table1.A1" office:value-type="string">
            <text:p text:style-name="P2">22. How many sets of answers are possible for a true-or-false test with 10 questions?<text:line-break/>*1,024<text:line-break/>512<text:line-break/>256<text:line-break/>2<text:line-break/></text:p>
          </table:table-cell>
        </table:table-row>
        <table:table-row table:style-name="Table1.22">
          <table:table-cell table:style-name="Table1.A1" office:value-type="string">
            <text:p text:style-name="P2">23. The mean score of a set of 30 tests is 85. Find the sum of the 30 test scores.<text:line-break/>2,250<text:line-break/>2,360<text:line-break/>*2,550<text:line-break/>3,240<text:line-break/></text:p>
          </table:table-cell>
        </table:table-row>
        <table:table-row table:style-name="Table1.8">
          <table:table-cell table:style-name="Table1.A1" office:value-type="string">
            <text:p text:style-name="P2">24. A show manufacturer conducted a survey of the average shoe size among women to help him decide what shoe size to put on display. What measure of central tendency would be most appropriate for his purpose?<text:line-break/>mean<text:line-break/>*mode<text:line-break/>median<text:line-break/>any of the three<text:line-break/></text:p>
          </table:table-cell>
        </table:table-row>
        <table:table-row table:style-name="Table1.2">
          <table:table-cell table:style-name="Table1.A1" office:value-type="string">
            <text:p text:style-name="P2">25. In how many ways can 5 basketball players be chosen from a group of 9 players?<text:line-break/>*126<text:line-break/>212<text:line-break/>15,120<text:line-break/>362,880<text:line-break/></text:p>
          </table:table-cell>
        </table:table-row>
        <table:table-row table:style-name="Table1.2">
          <table:table-cell table:style-name="Table1.A1" office:value-type="string">
            <text:p text:style-name="P2">26. How many 4-digit numbers can you write using the digits 8, 4, 3,and 5 if the digits may appear more than once?<text:line-break/>22<text:line-break/>24<text:line-break/>224<text:line-break/>*256<text:line-break/><text:soft-page-break/></text:p>
          </table:table-cell>
        </table:table-row>
        <table:table-row table:style-name="Table1.2">
          <table:table-cell table:style-name="Table1.A1" office:value-type="string">
            <text:p text:style-name="P2">27. You are to from 3-digit numbers from the digits 1, 2, 3, 4, and 5. <text:s/>What is the probability of selecting “152” if repetition of digits in not allowed?<text:line-break/>1/30<text:line-break/>1/40<text:line-break/>1/50<text:line-break/>*1/60<text:line-break/></text:p>
          </table:table-cell>
        </table:table-row>
        <table:table-row table:style-name="Table1.2">
          <table:table-cell table:style-name="Table1.A1" office:value-type="string">
            <text:p text:style-name="P2">28. Suppose that a family has two children. <text:s/>What is the probability that the family has at least 1 girl?<text:line-break/>*3/4<text:line-break/>1/2<text:line-break/>1/3<text:line-break/>1/4<text:line-break/></text:p>
          </table:table-cell>
        </table:table-row>
        <table:table-row table:style-name="Table1.2">
          <table:table-cell table:style-name="Table1.A1" office:value-type="string">
            <text:p text:style-name="P2">29. In how many ways can 4 people be seated in a row of 4 vacant chairs of they can sit anywhere?<text:line-break/>120<text:line-break/>90<text:line-break/>64<text:line-break/>*24<text:line-break/></text:p>
          </table:table-cell>
        </table:table-row>
        <table:table-row table:style-name="Table1.1">
          <table:table-cell table:style-name="Table1.A1" office:value-type="string">
            <text:p text:style-name="P2">30. Find the number of distinct permutations of the letters in the word 'MISSION’?<text:line-break/>270<text:line-break/>720<text:line-break/>*1,260<text:line-break/>5,040<text:line-break/></text:p>
          </table:table-cell>
        </table:table-row>
        <table:table-row table:style-name="Table1.31">
          <table:table-cell table:style-name="Table1.A1" office:value-type="string">
            <text:p text:style-name="P2">31. The following polygon shows a shop's monthly sales of umbrellas for the year. <text:s/>How many more umbrellas were sold in June than in November?<text:line-break/>45<text:line-break/>35<text:line-break/>*30<text:line-break/>20<text:line-break/></text:p>
          </table:table-cell>
        </table:table-row>
        <table:table-row table:style-name="Table1.32">
          <table:table-cell table:style-name="Table1.A1" office:value-type="string">
            <text:p text:style-name="P2">32. The scores of 10 students who took the qualifying exam for a major mathematics competition are as shown in the table. <text:s/>What is the median score?<text:line-break/><text:line-break/><text:line-break/><text:line-break/><text:line-break/><text:line-break/><text:line-break/><text:soft-page-break/><text:line-break/><text:line-break/><text:line-break/>18<text:line-break/>20<text:line-break/>23<text:line-break/>*25<text:line-break/></text:p>
          </table:table-cell>
        </table:table-row>
        <table:table-row table:style-name="Table1.33">
          <table:table-cell table:style-name="Table1.A1" office:value-type="string">
            <text:p text:style-name="P2">33. The scores of 10 students who took the qualifying exam for a major mathematics competition are as shown in the table. <text:s/>What is the mode of the scores? <text:s text:c="8"/><text:line-break/>*18<text:line-break/>20<text:line-break/>23<text:line-break/>25<text:line-break/></text:p>
          </table:table-cell>
        </table:table-row>
        <table:table-row table:style-name="Table1.34">
          <table:table-cell table:style-name="Table1.A1" office:value-type="string">
            <text:p text:style-name="P2">34. The scores of 10 students who took the qualifying exam for a major mathematics competition are as shown in the table. <text:s/>What is the range of the scores? <text:s text:c="2"/><text:line-break/>18<text:line-break/>*22<text:line-break/>23<text:line-break/>25<text:line-break/></text:p>
          </table:table-cell>
        </table:table-row>
        <table:table-row table:style-name="Table1.35">
          <table:table-cell table:style-name="Table1.A1" office:value-type="string">
            <text:p text:style-name="P2">35. The table shows the student's grades and the corresponding number of units for each subject. <text:s/>What is the mean (average) of the grades?<text:line-break/>89.85<text:line-break/>90.12<text:line-break/>*90.38<text:line-break/>91.02<text:line-break/></text:p>
          </table:table-cell>
        </table:table-row>
      </table:table>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Leon Uro</meta:initial-creator>
    <meta:creation-date>2023-06-02T16:03:10.582728740</meta:creation-date>
    <dc:date>2023-06-02T16:19:54.230259114</dc:date>
    <dc:creator>Justine Leon Uro</dc:creator>
    <meta:editing-duration>PT16M42S</meta:editing-duration>
    <meta:editing-cycles>4</meta:editing-cycles>
    <meta:generator>LibreOffice/6.1.5.2$Linux_X86_64 LibreOffice_project/10$Build-2</meta:generator>
    <meta:document-statistic meta:table-count="1" meta:image-count="0" meta:object-count="0" meta:page-count="6" meta:paragraph-count="35" meta:word-count="969" meta:character-count="5332" meta:non-whitespace-character-count="4328"/>
  </office:meta>
</office:document-meta>
</file>